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fo:language="fr" fo:country="FR" style:text-underline-style="solid" style:text-underline-width="auto" style:text-underline-color="font-colo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language="fr" fo:country="FR" style:text-underline-style="solid" style:text-underline-width="auto" style:text-underline-color="font-colo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" style:family="paragraph" style:parent-style-name="Standard">
      <style:text-properties style:font-name="Times New Roman" fo:font-size="11pt" fo:language="fr" fo:country="FR" style:font-size-asian="11pt" style:language-asian="zxx" style:country-asian="none" style:font-size-complex="11pt" style:language-complex="zxx" style:country-complex="none"/>
    </style:style>
    <style:style style:name="P4" style:family="paragraph" style:parent-style-name="Standard">
      <style:text-properties style:font-name="Times New Roman" fo:font-size="11pt" fo:language="fr" fo:country="FR" fo:font-style="normal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5" style:family="paragraph" style:parent-style-name="Standard">
      <style:text-properties fo:font-variant="normal" fo:text-transform="none" fo:color="#000000" style:font-name="Times New Roman" fo:font-size="11pt" fo:letter-spacing="normal" fo:language="fr" fo:country="FR" fo:font-style="normal" fo:font-weight="normal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text-properties fo:font-variant="normal" fo:text-transform="none" fo:color="#000000" style:font-name="Times New Roman" fo:font-size="11pt" fo:letter-spacing="normal" fo:language="fr" fo:country="FR" fo:font-style="normal" style:text-underline-style="solid" style:text-underline-width="auto" style:text-underline-color="font-color" fo:font-weight="bold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" style:family="paragraph" style:parent-style-name="Text_20_body">
      <style:text-properties fo:font-variant="normal" fo:text-transform="none" fo:color="#000000" style:font-name="Times New Roman" fo:font-size="11pt" fo:letter-spacing="normal" fo:language="fr" fo:country="FR" fo:font-style="normal" fo:font-weight="normal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left="0cm" fo:margin-right="0cm" fo:margin-top="0cm" fo:margin-bottom="0.353cm" style:line-height-at-least="0.503cm" fo:text-align="start" style:justify-single-word="false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.353cm" style:line-height-at-least="0.503cm" fo:text-align="start" style:justify-single-word="false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.353cm" style:line-height-at-least="0.503cm" fo:text-align="start" style:justify-single-word="false" fo:text-indent="0cm" style:auto-text-indent="false"/>
      <style:text-properties fo:font-variant="normal" fo:text-transform="none" fo:color="#000000" style:font-name="Times New Roman" fo:font-size="11pt" fo:letter-spacing="normal" fo:language="fr" fo:country="FR" fo:font-style="normal" fo:font-weight="normal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13" style:family="paragraph" style:parent-style-name="Standard">
      <style:text-properties style:font-name="Times New Roman" fo:font-size="11pt" fo:language="fr" fo:country="FR" style:font-size-asian="11pt" style:language-asian="zxx" style:country-asian="none" style:font-size-complex="11pt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italic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quêtes empiriques</text:p>
      <text:p text:style-name="P3"/>
      <text:p text:style-name="P1">Introduction : Présentation de la sociologie à Nantes</text:p>
      <text:p text:style-name="P3">Département socio créé en 1967 par Michel Verret et Jean-Claude Passeron + création premier laboratoire de sociologie en France</text:p>
      <text:p text:style-name="P3">Effectif en 67 : 25</text:p>
      <text:p text:style-name="P3">Effectif en 68 : 77</text:p>
      <text:p text:style-name="P3"/>
      <text:p text:style-name="P6">Séance 1 : Définition de la sociologie</text:p>
      <text:p text:style-name="P8"><text:span text:style-name="T5"><text:tab/></text:span>1. Les différentes manières de présenter la sociologie</text:p>
      <text:p text:style-name="P9">1958 : création de la licence de sociologie èla sociologie est une discipline d’enseignement</text:p>
      <text:p text:style-name="P12"/>
      <text:p text:style-name="P8"><text:span text:style-name="T5"><text:tab/></text:span>2. Ce que la sociologie n’est pas</text:p>
      <text:p text:style-name="P12">-La sociologie ne s’occupe pas d’une période précise de l’histoire</text:p>
      <text:p text:style-name="P9">-La sociologie ne néglige pas l’espace</text:p>
      <text:p text:style-name="P9"/>
      <text:p text:style-name="P1">Séance 2 : Les points de vue de la sociologie</text:p>
      <text:p text:style-name="P3"><text:tab/><text:span text:style-name="T1">1. Science et Méthode</text:span></text:p>
      <text:p text:style-name="P3">Sociologie fonctionne à partir de théories et de méthodes.</text:p>
      <text:p text:style-name="P3">S'observer soi même dans un groupe.</text:p>
      <text:p text:style-name="P3"/>
      <text:p text:style-name="P3"/>
      <text:p text:style-name="P3"><text:tab/><text:span text:style-name="T1">2. Différents points de vue de la sociologie</text:span></text:p>
      <text:p text:style-name="P3"><text:tab/><text:tab/><text:span text:style-name="T1">a) Homme dans société</text:span></text:p>
      <text:p text:style-name="P7">Le discours sociologique s’oppose à l’idée que notre comportement serait inné, à un point de vue naturaliste. La sociologie est à restituer dans l’histoire générale des idées. La sociologie est « fille » du siècle des lumières, opposée au discours religieux.</text:p>
      <text:p text:style-name="P11">Chaque société a un rapport spécifique à la représentation du monde. C’est une science médiate, on s’appuie sur des sources.</text:p>
      <text:p text:style-name="P11">La sociologie repose sur un socle de base fondé sur trois axes. La question de base de la sociologie est de savoir pourquoi certains individus partagent certaines valeurs et pas d’autres. 3 axes :</text:p>
      <text:p text:style-name="P11">- Les groupes sociaux ont des structures rationnelles</text:p>
      <text:p text:style-name="P11">La société a un degré de réalité comparable à la réalité du monde physique. Les phénomènes sociaux sont extérieurs aux individus. Il y a une réalité objective des faits sociaux.</text:p>
      <text:p text:style-name="P11">(Durkheim)</text:p>
      <text:p text:style-name="P11">- Les groupes sociaux sont en conflit (mais il ya toujours un ordre dans la vie sociale.)</text:p>
      <text:p text:style-name="P11">(Marx)</text:p>
      <text:p text:style-name="P11">- L’ordre s’explique par la légitimité conférée aux groupes dominants.</text:p>
      <text:p text:style-name="P11">(Weber)</text:p>
      <text:p text:style-name="P11">La sociologie se base sur ces trois axes : L’homme vit dans un cadre qui s’impose à lui, ce comportement est explicable par le groupe. Comment la société s’impose-t-elle à l’individu ? Comment les conflits sociaux se mettent en scène ?</text:p>
      <text:p text:style-name="P3"/>
      <text:p text:style-name="P3">Durkheim :</text:p>
      <text:p text:style-name="P3"><text:span text:style-name="Emphasis"><text:span text:style-name="T3">- Le Logos :</text:span></text:span></text:p>
      <text:p text:style-name="P3"><text:span text:style-name="Emphasis"><text:span text:style-name="T3">- </text:span></text:span><text:span text:style-name="T2">“</text:span><text:span text:style-name="T4">Est fait social toute manière de faire, fixée ou non, susceptible d’exercer sur l’individu une contrainte extérieure ; ou bien encore, qui est générale dans l’étendue d’une société donnée tout en ayant une existence propre, indépendante de ses manifestations individuelles”</text:span> </text:p>
      <text:p text:style-name="P3"><text:span text:style-name="T4">- “Un fait social se reconnaît au pouvoir de coercition externe qu’il exerce ou est susceptible d’exercer sur </text:span><text:soft-page-break/><text:span text:style-name="T4">les individus”</text:span></text:p>
      <text:p text:style-name="P3">Le fait social se caractérise par son extériorité et par son aspect contraignant. C'est à dire qu'il s'impose à nous. Par l'éducation, par la socialisation (donc quelque part par l’intériorisation).</text:p>
      <text:p text:style-name="P5">Cette définition montre la vision holiste (partir du tout (société) pour comprendre le particulier).</text:p>
      <text:p text:style-name="P5">=&gt; L'individu est un agent de la société, c'est à dire qu'il est déterminé par la société</text:p>
      <text:p text:style-name="P3">(Sociologie explicative ou objectivisme)</text:p>
      <text:p text:style-name="P3">=&gt;Considérer les faits sociaux comme des choses ou des objets inconnus que l'on va tenter de cerner, d'étudier.</text:p>
      <text:p text:style-name="P3"/>
      <text:p text:style-name="P3">- <text:span text:style-name="T6">La Praxis :</text:span></text:p>
      <text:p text:style-name="P4">Durkheim ne conçoit pas que la sociologie soit seulement une une science d'observation.</text:p>
      <text:p text:style-name="P3">Si problèmes pratiques et théoriques sont séparé, c'est pour mieux les comprendre</text:p>
      <text:p text:style-name="P3">Anomie sociale : absence de règles, de normes</text:p>
      <text:p text:style-name="P3"/>
      <text:p text:style-name="P3"><text:tab/><text:tab/><text:span text:style-name="T1">b) Société dans homme</text:span></text:p>
      <text:p text:style-name="P3">M. Weber : regarder les faits individuels pour comprendre le social.</text:p>
      <text:p text:style-name="P3"/>
      <text:p text:style-name="P3">Sociologie compréhensive :</text:p>
      <text:p text:style-name="P3">- Relativisme culturel : </text:p>
      <text:p text:style-name="P3"/>
      <text:p text:style-name="P3"><text:tab/><text:tab/><text:span text:style-name="T1">c) La société comme mise en scène (Goffman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a démarche en sociologie</text:p>
      <text:p text:style-name="P3">Enquete : texte qui présente les interprétations du sociologue à partir des données qu'il présente</text:p>
      <text:p text:style-name="P3">Construire un objet : Choix terrain, choix questions, choix point de vue théorique</text:p>
      <text:p text:style-name="P3"/>
      <text:p text:style-name="P3"/>
      <text:p text:style-name="P3">Aller plus loin :</text:p>
      <text:p text:style-name="P3">- S. Beau, <text:span text:style-name="T1">L'enquête de terrain</text:span></text:p>
      <text:p text:style-name="P12">- Raymond Aron, <text:span text:style-name="T1">les étapes de la pensée sociologique</text:span>, Gallimard</text:p>
      <text:p text:style-name="P12">- Michel Lallement, <text:span text:style-name="T1">Histoire des idées sociologiques</text:span>, Nathan</text:p>
      <text:p text:style-name="P12">- Delas et Milly, <text:span text:style-name="T1">Histoire des pensées sociologiques</text:span>, Sirey</text:p>
      <text:p text:style-name="P10"><text:span text:style-name="T5">- Peter Berger, </text:span><text:span text:style-name="T1">Invitation à la sociologie</text:span><text:span text:style-name="T5">, Découverte<text:line-break/>- M. Mauss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M16S</meta:editing-duration>
    <meta:editing-cycles>14</meta:editing-cycles>
    <meta:generator>OpenOffice/4.0.0$Win32 OpenOffice.org_project/400m3$Build-9702</meta:generator>
    <dc:date>2014-10-08T14:17:19.32</dc:date>
    <meta:document-statistic meta:table-count="0" meta:image-count="0" meta:object-count="0" meta:page-count="2" meta:paragraph-count="55" meta:word-count="633" meta:character-count="3889"/>
    <meta:user-defined meta:name="Info 1"/>
    <meta:user-defined meta:name="Info 2"/>
    <meta:user-defined meta:name="Info 3"/>
    <meta:user-defined meta:name="Info 4"/>
  </office:meta>
</office:document-meta>
</file>